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74d" officeooo:paragraph-rsid="0008074d"/>
    </style:style>
    <style:style style:name="P2" style:family="paragraph" style:parent-style-name="Standard">
      <style:text-properties fo:font-weight="bold" officeooo:rsid="0008074d" officeooo:paragraph-rsid="0008074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8074d" officeooo:paragraph-rsid="00080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a Social Network with Flask</text:p>
      <text:p text:style-name="P1"/>
      <text:p text:style-name="P3">Taking it Further</text:p>
      <text:p text:style-name="P1">-Allow user to upload an avatar</text:p>
      <text:p text:style-name="P1">-Allow users to delete their account</text:p>
      <text:p text:style-name="P1">-Add a method for blocking users so you don't see their posts</text:p>
      <text:p text:style-name="P1">-Add a method for notifying users if they're mentioned in a post</text:p>
      <text:p text:style-name="P1">-Add a new level to your users, groups. Users belong to a group and you subscribe to a group's updates instead of a singe us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48:15.962337632</meta:creation-date>
    <dc:date>2016-10-17T11:50:44.027735390</dc:date>
    <meta:editing-duration>P0D</meta:editing-duration>
    <meta:editing-cycles>1</meta:editing-cycles>
    <meta:document-statistic meta:table-count="0" meta:image-count="0" meta:object-count="0" meta:page-count="1" meta:paragraph-count="7" meta:word-count="70" meta:character-count="368" meta:non-whitespace-character-count="305"/>
    <meta:generator>LibreOffice/4.2.8.2$Linux_X86_64 LibreOffice_project/420m0$Build-2</meta:generator>
  </office:meta>
</office:document-meta>
</file>